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05000003C39F616EAF.png" manifest:media-type="image/png"/>
  <manifest:file-entry manifest:full-path="Pictures/10000201000004C9000003004C65800A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LM Mono 10" svg:font-family="'LM Mono 10'" style:font-pitch="variable"/>
    <style:font-face style:name="Liberation Sans1" svg:font-family="'Liberation Sans'" style:font-pitch="variable"/>
    <style:font-face style:name="cmex10" svg:font-family="cmex10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" style:family="graphic" style:parent-style-name="Objeto_20_sin_20_relleno_20_ni_20_línea">
      <style:graphic-properties draw:stroke="none" draw:fill="bitmap" draw:fill-color="#000000" draw:fill-image-name="Empty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168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LM Mono 101" fo:font-size="12pt" style:font-size-asian="12pt" style:font-size-complex="12pt"/>
    </style:style>
    <style:style style:name="T1" style:family="text">
      <style:text-properties style:font-name="cmr1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.9cm" svg:height="1.2cm" svg:x="8.3cm" svg:y="2.823cm">
          <draw:image xlink:href="Pictures/10000201000004C9000003004C65800A.png" xlink:type="simple" xlink:show="embed" xlink:actuate="onLoad">
            <text:p/>
          </draw:image>
        </draw:frame>
        <draw:frame draw:style-name="gr1" draw:text-style-name="P1" xml:id="id1" draw:id="id1" draw:layer="layout" svg:width="0.936cm" svg:height="1.744cm" draw:transform="skewX (0.00122173047639603) rotate (-0.0363028484414818) translate (9.665cm 2.423cm)">
          <draw:image xlink:href="Pictures/1000020100000205000003C39F616EAF.png" xlink:type="simple" xlink:show="embed" xlink:actuate="onLoad">
            <text:p/>
          </draw:image>
        </draw:frame>
        <draw:frame draw:style-name="gr1" draw:text-style-name="P1" xml:id="id2" draw:id="id2" draw:layer="layout" svg:width="0.936cm" svg:height="1.744cm" draw:transform="skewX (0.00122173047639603) rotate (-0.0363028484414818) translate (14.065cm 6.6cm)">
          <draw:image xlink:href="Pictures/1000020100000205000003C39F616EAF.png" xlink:type="simple" xlink:show="embed" xlink:actuate="onLoad">
            <text:p/>
          </draw:image>
        </draw:frame>
        <draw:connector draw:style-name="gr2" draw:text-style-name="P1" draw:layer="layout" draw:type="curve" svg:x1="10.568cm" svg:y1="3.328cm" svg:x2="14.032cm" svg:y2="7.471cm" draw:start-shape="id1" draw:end-shape="id2" draw:end-glue-point="3" svg:d="M10568 3328c2598 0 866 4143 3464 4143" svg:viewBox="0 0 3465 4144">
          <text:p/>
        </draw:connector>
        <draw:frame draw:style-name="gr3" draw:text-style-name="P1" xml:id="id3" draw:id="id3" draw:layer="layout" svg:width="0.936cm" svg:height="1.744cm" draw:transform="skewX (-0.00122173047639603) rotate (0.0363028484414821) translate (14.599cm 2.257cm)">
          <draw:image xlink:href="Pictures/1000020100000205000003C39F616EAF.png" xlink:type="simple" xlink:show="embed" xlink:actuate="onLoad">
            <text:p/>
          </draw:image>
        </draw:frame>
        <draw:frame draw:style-name="gr3" draw:text-style-name="P1" xml:id="id4" draw:id="id4" draw:layer="layout" svg:width="0.936cm" svg:height="1.744cm" draw:transform="skewX (-0.00122173047639603) rotate (0.0363028484414821) translate (6.499cm 5.479cm)">
          <draw:image xlink:href="Pictures/1000020100000205000003C39F616EAF.png" xlink:type="simple" xlink:show="embed" xlink:actuate="onLoad">
            <text:p/>
          </draw:image>
        </draw:frame>
        <draw:connector draw:style-name="gr2" draw:text-style-name="P1" draw:layer="layout" draw:type="curve" draw:line-skew="0.75cm" svg:x1="14.632cm" svg:y1="3.128cm" svg:x2="7.467cm" svg:y2="6.316cm" draw:start-shape="id3" draw:start-glue-point="3" draw:end-shape="id4" draw:end-glue-point="1" svg:d="M14632 3128c-4248 0-666 3188-7165 3188" svg:viewBox="0 0 7166 3189">
          <text:p/>
        </draw:connector>
        <draw:line draw:style-name="gr4" draw:text-style-name="P1" draw:layer="layout" svg:x1="6cm" svg:y1="1.4cm" svg:x2="15.7cm" svg:y2="1.4cm">
          <text:p/>
        </draw:line>
        <draw:line draw:style-name="gr4" draw:text-style-name="P1" draw:layer="layout" svg:x1="6cm" svg:y1="1.4cm" svg:x2="6cm" svg:y2="8.6cm">
          <text:p/>
        </draw:line>
        <draw:frame draw:style-name="gr5" draw:text-style-name="P3" draw:layer="layout" svg:width="1.9cm" svg:height="0.645cm" svg:x="9.3cm" svg:y="1.823cm">
          <draw:text-box>
            <text:p text:style-name="P2"><text:span text:style-name="T1">(x1,y1)</text:span></text:p>
          </draw:text-box>
        </draw:frame>
        <draw:frame draw:style-name="gr5" draw:text-style-name="P3" draw:layer="layout" svg:width="1.9cm" svg:height="0.645cm" svg:x="13.7cm" svg:y="5.955cm">
          <draw:text-box>
            <text:p text:style-name="P2"><text:span text:style-name="T1">(x2,y2)</text:span></text:p>
          </draw:text-box>
        </draw:frame>
        <draw:frame draw:style-name="gr5" draw:text-style-name="P3" draw:layer="layout" svg:width="1.9cm" svg:height="0.645cm" svg:x="14.1cm" svg:y="1.7cm">
          <draw:text-box>
            <text:p text:style-name="P2"><text:span text:style-name="T1">(x3,y3)</text:span></text:p>
          </draw:text-box>
        </draw:frame>
        <draw:frame draw:style-name="gr5" draw:text-style-name="P3" draw:layer="layout" svg:width="1.9cm" svg:height="0.645cm" svg:x="6cm" svg:y="4.9cm">
          <draw:text-box>
            <text:p text:style-name="P2"><text:span text:style-name="T1">(x4,y4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1" svg:font-family="'LM Mono 10'" style:font-pitch="fixed"/>
    <style:font-face style:name="LM Mono 10" svg:font-family="'LM Mono 10'" style:font-pitch="variable"/>
    <style:font-face style:name="Liberation Sans1" svg:font-family="'Liberation Sans'" style:font-pitch="variable"/>
    <style:font-face style:name="cmex10" svg:font-family="cmex10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ego Reyes</meta:initial-creator>
    <meta:creation-date>2015-08-12T17:37:17.401649950</meta:creation-date>
    <dc:date>2015-08-12T18:27:22.706083129</dc:date>
    <dc:creator>Diego Reyes</dc:creator>
    <meta:editing-duration>PT2M39S</meta:editing-duration>
    <meta:editing-cycles>3</meta:editing-cycles>
    <meta:generator>LibreOffice/4.2.8.2$Linux_x86 LibreOffice_project/420m0$Build-2</meta:generator>
    <meta:document-statistic meta:object-count="13"/>
  </office:meta>
</office:document-meta>
</file>